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17cm" svg:height="1.17cm" svg:x="7.583cm" svg:y="3.2cm">
          <draw:text-box>
            <text:p>設定文件資料庫路徑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1:34:28.287726179</meta:creation-date>
    <dc:date>2021-10-19T11:35:37.799737398</dc:date>
    <meta:editing-duration>PT1M9S</meta:editing-duration>
    <meta:editing-cycles>1</meta:editing-cycles>
    <meta:document-statistic meta:object-count="1"/>
    <meta:generator>LibreOffice/6.4.7.2$Linux_X86_64 LibreOffice_project/40$Build-2</meta:generator>
  </office:meta>
</office:document-meta>
</file>